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35in"/>
    </style:style>
    <style:style style:name="co2" style:family="table-column">
      <style:table-column-properties fo:break-before="auto" style:column-width="1.5752in"/>
    </style:style>
    <style:style style:name="co3" style:family="table-column">
      <style:table-column-properties fo:break-before="auto" style:column-width="0.5937in"/>
    </style:style>
    <style:style style:name="co4" style:family="table-column">
      <style:table-column-properties fo:break-before="auto" style:column-width="0.5772in"/>
    </style:style>
    <style:style style:name="co5" style:family="table-column">
      <style:table-column-properties fo:break-before="auto" style:column-width="0.6925in"/>
    </style:style>
    <style:style style:name="co6" style:family="table-column">
      <style:table-column-properties fo:break-before="auto" style:column-width="0.7665in"/>
    </style:style>
    <style:style style:name="co7" style:family="table-column">
      <style:table-column-properties fo:break-before="auto" style:column-width="0.96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/>
    </style:style>
    <style:style style:name="ce7" style:family="table-cell" style:parent-style-name="Default" style:data-style-name="N3">
      <style:table-cell-properties fo:background-color="transparent" fo:border="0.74pt solid #000000"/>
      <style:text-properties style:use-window-font-color="true"/>
    </style:style>
    <style:style style:name="ce8" style:family="table-cell" style:parent-style-name="Default" style:data-style-name="N3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use-window-font-color="true"/>
    </style:style>
    <style:style style:name="ce9" style:family="table-cell" style:parent-style-name="Default" style:data-style-name="N3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s des tris" table:style-name="ta1">
        <table:shapes>
          <draw:frame draw:z-index="0" draw:style-name="gr1" draw:text-style-name="P1" svg:width="6.2988in" svg:height="3.5429in" svg:x="6.8079in" svg:y="0.0728in">
            <draw:object draw:notify-on-update-of-ranges="'Temps des tris'.C1:'Temps des tris'.G1 'Temps des tris'.B8:'Temps des tris'.B8 'Temps des tris'.C8:'Temps des tris'.G8 'Temps des tris'.B9:'Temps des tris'.B9 'Temps des tris'.C9:'Temps des tris'.G9 'Temps des tris'.B10:'Temps des tris'.B10 'Temps des tris'.C10:'Temps des tris'.G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7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row table:style-name="ro1">
          <table:table-cell office:value-type="string" calcext:value-type="string">
            <text:p>Format du tableau</text:p>
          </table:table-cell>
          <table:table-cell office:value-type="string" calcext:value-type="string">
            <text:p>Valeurs dans le tableau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00" calcext:value-type="float">
            <text:p>1,000</text:p>
          </table:table-cell>
          <table:table-cell table:style-name="ce8" office:value-type="float" office:value="10000" calcext:value-type="float">
            <text:p>10,000</text:p>
          </table:table-cell>
          <table:table-cell table:style-name="ce8" office:value-type="float" office:value="100000" calcext:value-type="float">
            <text:p>100,000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Aléatoire</text:p>
          </table:table-cell>
          <table:table-cell office:value-type="string" calcext:value-type="string">
            <text:p>Tri par selection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347" calcext:value-type="float">
            <text:p>4,347</text:p>
          </table:table-cell>
          <table:table-cell office:value-type="float" office:value="344257" calcext:value-type="float">
            <text:p>344,257</text:p>
          </table:table-cell>
          <table:table-cell office:value-type="float" office:value="38002873" calcext:value-type="float">
            <text:p>38,002,873</text:p>
          </table:table-cell>
        </table:table-row>
        <table:table-row table:style-name="ro1">
          <table:covered-table-cell/>
          <table:table-cell office:value-type="string" calcext:value-type="string">
            <text:p>Tri à bulle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4247" calcext:value-type="float">
            <text:p>14,247</text:p>
          </table:table-cell>
          <table:table-cell office:value-type="float" office:value="929785" calcext:value-type="float">
            <text:p>929,785</text:p>
          </table:table-cell>
          <table:table-cell office:value-type="float" office:value="112752565" calcext:value-type="float">
            <text:p>112,752,565</text:p>
          </table:table-cell>
        </table:table-row>
        <table:table-row table:style-name="ro1">
          <table:covered-table-cell/>
          <table:table-cell office:value-type="string" calcext:value-type="string">
            <text:p>Tri par insertion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218" calcext:value-type="float">
            <text:p>2,218</text:p>
          </table:table-cell>
          <table:table-cell office:value-type="float" office:value="248368" calcext:value-type="float">
            <text:p>248,368</text:p>
          </table:table-cell>
          <table:table-cell office:value-type="float" office:value="19854611" calcext:value-type="float">
            <text:p>19,854,611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Ordre croissant</text:p>
          </table:table-cell>
          <table:table-cell office:value-type="string" calcext:value-type="string">
            <text:p>Tri par selection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44" calcext:value-type="float">
            <text:p>1,744</text:p>
          </table:table-cell>
          <table:table-cell office:value-type="float" office:value="152258" calcext:value-type="float">
            <text:p>152,258</text:p>
          </table:table-cell>
          <table:table-cell office:value-type="float" office:value="16542343" calcext:value-type="float">
            <text:p>16,542,343</text:p>
          </table:table-cell>
        </table:table-row>
        <table:table-row table:style-name="ro1">
          <table:covered-table-cell/>
          <table:table-cell office:value-type="string" calcext:value-type="string">
            <text:p>Tri à bulle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642" calcext:value-type="float">
            <text:p>1,642</text:p>
          </table:table-cell>
          <table:table-cell office:value-type="float" office:value="187953" calcext:value-type="float">
            <text:p>187,953</text:p>
          </table:table-cell>
          <table:table-cell office:value-type="float" office:value="19504351" calcext:value-type="float">
            <text:p>19,504,351</text:p>
          </table:table-cell>
        </table:table-row>
        <table:table-row table:style-name="ro1">
          <table:covered-table-cell/>
          <table:table-cell office:value-type="string" calcext:value-type="string">
            <text:p>Tri par inser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Ordre décroissant</text:p>
          </table:table-cell>
          <table:table-cell office:value-type="string" calcext:value-type="string">
            <text:p>Tri par selectio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844" calcext:value-type="float">
            <text:p>1,844</text:p>
          </table:table-cell>
          <table:table-cell office:value-type="float" office:value="182768" calcext:value-type="float">
            <text:p>182,768</text:p>
          </table:table-cell>
          <table:table-cell office:value-type="float" office:value="16504235" calcext:value-type="float">
            <text:p>16,504,235</text:p>
          </table:table-cell>
        </table:table-row>
        <table:table-row table:style-name="ro1">
          <table:covered-table-cell/>
          <table:table-cell office:value-type="string" calcext:value-type="string">
            <text:p>Tri à bulle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45" calcext:value-type="float">
            <text:p>3,645</text:p>
          </table:table-cell>
          <table:table-cell office:value-type="float" office:value="343276" calcext:value-type="float">
            <text:p>343,276</text:p>
          </table:table-cell>
          <table:table-cell office:value-type="float" office:value="30120351" calcext:value-type="float">
            <text:p>30,120,351</text:p>
          </table:table-cell>
        </table:table-row>
        <table:table-row table:style-name="ro1">
          <table:covered-table-cell/>
          <table:table-cell office:value-type="string" calcext:value-type="string">
            <text:p>Tri par insertion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995" calcext:value-type="float">
            <text:p>1,995</text:p>
          </table:table-cell>
          <table:table-cell office:value-type="float" office:value="187535" calcext:value-type="float">
            <text:p>187,535</text:p>
          </table:table-cell>
          <table:table-cell office:value-type="float" office:value="19032564" calcext:value-type="float">
            <text:p>19,032,5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number-style style:name="N131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3" number:min-decimal-places="3" number:min-integer-digits="1" number:grouping="true"/>
    </number:number-style>
    <number:number-style style:name="N136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/00/0000</text:date>, <text:time style:data-style-name="N2" text:time-value="20:32:00.0087382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5T16:17:27.296367012</meta:creation-date>
    <dc:date>2025-10-19T22:42:33.365708903</dc:date>
    <meta:editing-duration>PT23M1S</meta:editing-duration>
    <meta:editing-cycles>8</meta:editing-cycles>
    <meta:generator>LibreOffice/25.2.6.2$Linux_X86_64 LibreOffice_project/40d1a0e1d5bdf1afaeae24d9ece32bbb00fa66a4</meta:generator>
    <meta:print-date>2025-10-15T17:50:21.371797682</meta:print-date>
    <meta:printed-by>PDF files</meta:printed-by>
    <meta:document-statistic meta:table-count="1" meta:cell-count="6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cccccc"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cccccc" fo:font-size="10pt" style:font-size-asian="10pt" style:font-size-complex="10pt"/>
    </style:style>
    <style:style style:name="ch6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dddddd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color="#cccccc" style:text-position="0% 100%" style:letter-kerning="false"/>
    </style:style>
  </office:automatic-styles>
  <office:body>
    <office:chart>
      <chart:chart svg:width="16cm" svg:height="9cm" xlink:href=".." xlink:type="simple" chart:class="chart:line" chart:style-name="ch1">
        <chart:title svg:x="3.169cm" svg:y="0.316cm" chart:style-name="ch2">
          <text:p><text:span text:style-name="T1">Temps en µs en fonction du nombre d'éléments</text:span></text:p>
        </chart:title>
        <chart:legend chart:legend-position="bottom" svg:x="3.126cm" svg:y="8.401cm" style:legend-expansion="wide" chart:style-name="ch3"/>
        <chart:plot-area chart:style-name="ch4" svg:x="0.363cm" svg:y="1.447cm" svg:width="15.163cm" svg:height="6.758cm">
          <chart:coordinate-region svg:x="2.335cm" svg:y="1.646cm" svg:width="12.569cm" svg:height="5.912cm"/>
          <chart:axis chart:dimension="x" chart:name="primary-x" chart:style-name="ch5" chartooo:axis-type="auto">
            <chartooo:date-scale/>
            <chart:categories table:cell-range-address="'Temps des tris'.C1:'Temps des tris'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emps des tris'.C8:'Temps des tris'.G8" chart:label-cell-address="'Temps des tris'.B8:'Temps des tris'.B8" chart:class="chart:line">
            <chart:data-point chart:repeated="5"/>
          </chart:series>
          <chart:series chart:style-name="ch9" chart:values-cell-range-address="'Temps des tris'.C9:'Temps des tris'.G9" chart:label-cell-address="'Temps des tris'.B9:'Temps des tris'.B9" chart:class="chart:line">
            <chart:data-point chart:repeated="5"/>
          </chart:series>
          <chart:series chart:style-name="ch10" chart:values-cell-range-address="'Temps des tris'.C10:'Temps des tris'.G10" chart:label-cell-address="'Temps des tris'.B10:'Temps des tris'.B10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Temps des tris'.C1:'Temps des tris'.G1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Tri par selection</text:p>
                <draw:g>
                  <svg:desc>'Temps des tris'.B8:'Temps des tris'.B8</svg:desc>
                </draw:g>
              </table:table-cell>
              <table:table-cell office:value-type="float" office:value="1">
                <text:p>1</text:p>
                <draw:g>
                  <svg:desc>'Temps des tris'.C8:'Temps des tris'.G8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1844">
                <text:p>1844</text:p>
              </table:table-cell>
              <table:table-cell office:value-type="float" office:value="182768">
                <text:p>182768</text:p>
              </table:table-cell>
              <table:table-cell office:value-type="float" office:value="16504235">
                <text:p>16504235</text:p>
              </table:table-cell>
            </table:table-row>
            <table:table-row>
              <table:table-cell office:value-type="string">
                <text:p>Tri à bulle</text:p>
                <draw:g>
                  <svg:desc>'Temps des tris'.B9:'Temps des tris'.B9</svg:desc>
                </draw:g>
              </table:table-cell>
              <table:table-cell office:value-type="float" office:value="1">
                <text:p>1</text:p>
                <draw:g>
                  <svg:desc>'Temps des tris'.C9:'Temps des tris'.G9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3645">
                <text:p>3645</text:p>
              </table:table-cell>
              <table:table-cell office:value-type="float" office:value="343276">
                <text:p>343276</text:p>
              </table:table-cell>
              <table:table-cell office:value-type="float" office:value="30120351">
                <text:p>30120351</text:p>
              </table:table-cell>
            </table:table-row>
            <table:table-row>
              <table:table-cell office:value-type="string">
                <text:p>Tri par insertion</text:p>
                <draw:g>
                  <svg:desc>'Temps des tris'.B10:'Temps des tris'.B10</svg:desc>
                </draw:g>
              </table:table-cell>
              <table:table-cell office:value-type="float" office:value="2">
                <text:p>2</text:p>
                <draw:g>
                  <svg:desc>'Temps des tris'.C10:'Temps des tris'.G10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1995">
                <text:p>1995</text:p>
              </table:table-cell>
              <table:table-cell office:value-type="float" office:value="187535">
                <text:p>187535</text:p>
              </table:table-cell>
              <table:table-cell office:value-type="float" office:value="19032564">
                <text:p>190325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40d1a0e1d5bdf1afaeae24d9ece32bbb00fa66a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